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63cm" fo:min-width="1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29cm"/>
    </style:style>
    <style:style style:name="P1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896cm" svg:height="6.581cm" svg:x="5.035cm" svg:y="6.58cm">
          <draw:text-box>
            <text:p><text:span text:style-name="T1">r=x</text:span></text:p>
            <text:p><text:span text:style-name="T1">c ? l=y </text:span></text:p>
            <text:p><text:span text:style-name="T1">c ? r=l+1</text:span></text:p>
            <text:p><text:span text:style-name="T1">t=q&amp;c</text:span></text:p>
            <text:p><text:span text:style-name="T1">t ? r=3</text:span></text:p>
          </draw:text-box>
        </draw:frame>
        <draw:frame draw:style-name="gr2" draw:layer="layout" svg:width="6.281cm" svg:height="0.962cm" svg:x="4.69cm" svg:y="4.235cm">
          <draw:text-box>
            <text:p>Non-SSa Predicated</text:p>
          </draw:text-box>
        </draw:frame>
        <draw:frame draw:style-name="gr3" draw:layer="layout" svg:width="12.179cm" svg:height="0.962cm" svg:x="15.491cm" svg:y="3.936cm">
          <draw:text-box>
            <text:p>After speculation and cmove conversion</text:p>
          </draw:text-box>
        </draw:frame>
        <draw:frame draw:style-name="gr1" draw:text-style-name="P1" draw:layer="layout" svg:width="5.053cm" svg:height="7.847cm" svg:x="16.875cm" svg:y="6.484cm">
          <draw:text-box>
            <text:p><text:span text:style-name="T1">r=x</text:span></text:p>
            <text:p><text:span text:style-name="T1">l=c ? y : l</text:span></text:p>
            <text:p><text:span text:style-name="T1">t=l+1</text:span></text:p>
            <text:p><text:span text:style-name="T1">r=c ? t :r</text:span></text:p>
            <text:p><text:span text:style-name="T1">t=q&amp;c </text:span></text:p>
            <text:p><text:span text:style-name="T1">r=t ? 3 : 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3T08:24:42</meta:creation-date>
    <dc:date>2011-01-27T13:36:51</dc:date>
    <meta:editing-duration>PT04H28M16S</meta:editing-duration>
    <meta:editing-cycles>27</meta:editing-cycles>
    <meta:generator>OpenOffice.org/3.2$Linux OpenOffice.org_project/320m18$Build-9502</meta:generator>
    <meta:document-statistic meta:object-count="4"/>
  </office:meta>
</office:document-meta>
</file>